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Filter.filter( Collection dependenc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endencyEmbedder.getEmbedded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Embedder.processEmbedInstructions( Map embedInstruction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DependencyFilter.matches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Filter.DependencyFilter( String expression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encyEmbedder.processHeaders( Properties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pendencyEmbedder.embedDependency( Properties properties , Artifact dependenc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ependencyEmbedder.matches( Artifact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Embedder.getInlined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Embedder.DependencyEmbedder( Collection dependencyArtif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endencyEmbedder.inlineDependency( Properties properties , Artifact dependenc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endencyFilter.DependencyFilt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